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Preformatted_20_Text">
      <style:text-properties fo:background-color="#000000"/>
    </style:style>
    <style:style style:name="P3" style:family="paragraph" style:parent-style-name="Preformatted_20_Text">
      <style:text-properties fo:background-color="#000000"/>
    </style:style>
    <style:style style:name="P4" style:family="paragraph" style:parent-style-name="Preformatted_20_Text">
      <style:paragraph-properties fo:margin-top="0in" fo:margin-bottom="0.1965in"/>
    </style:style>
    <style:style style:name="P5" style:family="paragraph" style:parent-style-name="Standard">
      <style:paragraph-properties fo:margin-left="0.052in" fo:margin-right="0in" fo:text-indent="0in" style:auto-text-indent="false"/>
    </style:style>
    <style:style style:name="T1" style:family="text">
      <style:text-properties fo:background-color="#000000"/>
    </style:style>
    <style:style style:name="T2" style:family="text">
      <style:text-properties fo:color="#ff0000" style:font-name="Arial1" fo:font-size="10.5pt" style:text-underline-style="solid" style:text-underline-width="auto" style:text-underline-color="font-color"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text:dont-balance-text-columns="false" fo:margin-left="0in" fo:margin-right="0in" style:editable="false">
        <style:columns fo:column-count="2" fo:column-gap="0in">
          <style:column style:rel-width="5715*" fo:start-indent="0in" fo:end-indent="0in"/>
          <style:column style:rel-width="5715*" fo:start-indent="0in" fo:end-indent="0in"/>
        </style:columns>
      </style:section-properties>
    </style:style>
    <style:style style:name="Sect3" style:family="section">
      <style:section-properties text:dont-balance-text-columns="false" fo:margin-left="0.0102in" fo:margin-right="0in" style:editable="false">
        <style:columns fo:column-count="2">
          <style:column style:rel-width="6634*" fo:start-indent="0in" fo:end-indent="0in"/>
          <style:column style:rel-width="6379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croll_holder">
        <text:section text:style-name="Sect2" text:name="cont">
          <text:section text:style-name="Sect3" text:name="Section1">
            <text:p text:style-name="Preformatted_20_Text"><text:s text:c="7"/>D <text:s text:c="32"/>F#7/C#</text:p>
            <text:p text:style-name="Preformatted_20_Text"><text:s/>Ev'ry day she takes a morning bath, she wets her hair</text:p>
            <text:p text:style-name="Preformatted_20_Text"><text:s/>Bm <text:s text:c="31"/>Em</text:p>
            <text:p text:style-name="Preformatted_20_Text"><text:s/>wraps a towel around her as she's heading for the bedroom chair</text:p>
            <text:p text:style-name="Preformatted_20_Text"><text:s text:c="13"/>A7 <text:s text:c="4"/>D</text:p>
            <text:p text:style-name="Preformatted_20_Text"><text:s/>It's just another day</text:p>
            <text:p text:style-name="Preformatted_20_Text"><text:s/>G <text:s text:c="12"/>D <text:s text:c="9"/>G <text:s text:c="12"/>D</text:p>
            <text:p text:style-name="Preformatted_20_Text"><text:s/>slipping into stockings, stepping into shoes</text:p>
            <text:p text:style-name="Preformatted_20_Text"><text:s/>G <text:s text:c="13"/>D <text:s text:c="13"/>E</text:p>
            <text:p text:style-name="Preformatted_20_Text"><text:s/>dipping in the pocket of her raincoat</text:p>
            <text:p text:style-name="Preformatted_20_Text">A7 <text:s text:c="17"/>D</text:p>
            <text:p text:style-name="Preformatted_20_Text"><text:s/>It's just another day</text:p>
            <text:p text:style-name="Preformatted_20_Text"/>
            <text:p text:style-name="Preformatted_20_Text">____Verse: 2</text:p>
            <text:p text:style-name="Preformatted_20_Text"><text:s text:c="8"/>D <text:s text:c="31"/>F#7/C#</text:p>
            <text:p text:style-name="Preformatted_20_Text"><text:s/>At the office where the papers grow she takes a break</text:p>
            <text:p text:style-name="Preformatted_20_Text"><text:s/>Bm <text:s text:c="27"/>Em</text:p>
            <text:p text:style-name="Preformatted_20_Text"><text:s/>drinks another coffee and she finds it hard to stay awake</text:p>
            <text:p text:style-name="Preformatted_20_Text"><text:s text:c="13"/>A7 <text:s text:c="4"/>D</text:p>
            <text:p text:style-name="Preformatted_20_Text"><text:s/>It's just another day</text:p>
            <text:p text:style-name="Preformatted_20_Text">G <text:s text:c="16"/>Em <text:s text:c="11"/>A7 <text:s text:c="4"/>D</text:p>
            <text:p text:style-name="Preformatted_20_Text"><text:s/>Du du du du du du, it's just another day</text:p>
            <text:p text:style-name="Preformatted_20_Text"><text:s text:c="10"/>B7 <text:s text:c="5"/>Em <text:s text:c="11"/>A7 <text:s text:c="4"/>D <text:s/>A7/C# <text:s/>Bm</text:p>
            <text:p text:style-name="Preformatted_20_Text"><text:s/>Du du du du du du, it's just another day</text:p>
            <text:p text:style-name="Preformatted_20_Text"/>
            <text:p text:style-name="Preformatted_20_Text">____Bridge:</text:p>
            <text:p text:style-name="Preformatted_20_Text"><text:s text:c="4"/>Bm <text:s text:c="5"/>Gmaj9 <text:s/>E/G# <text:s text:c="10"/>Gmaj7 <text:s text:c="3"/>Bm</text:p>
            <text:p text:style-name="Preformatted_20_Text"><text:s/>So sad, so sad,___sometimes she feels__so sad</text:p>
            <text:p text:style-name="Preformatted_20_Text"><text:s text:c="2"/>Bm <text:s text:c="25"/>Gmaj7</text:p>
            <text:p text:style-name="Preformatted_20_Text"><text:s/>alone in her apartment she'd dwell</text:p>
            <text:p text:style-name="Preformatted_20_Text"><text:s text:c="23"/>E/G# <text:s text:c="11"/>Gmaj7 <text:s text:c="2"/>Bm</text:p>
            <text:p text:style-name="Preformatted_20_Text"><text:s/>till the man of her dreams comes to break the spell</text:p>
            <text:p text:style-name="Preformatted_20_Text"><text:s/>B <text:s text:c="4"/>Em7 <text:s text:c="18"/>A</text:p>
            <text:p text:style-name="Preformatted_20_Text"><text:s/>Ah____stay, don't stand her up</text:p>
            <text:p text:style-name="Preformatted_20_Text"><text:s text:c="8"/>Aaug5 <text:s text:c="8"/>A6 <text:s text:c="11"/>F#7 <text:s text:c="3"/>E6 <text:s/>F#7 <text:s/>Bm</text:p>
            <text:p text:style-name="Preformatted_20_Text"><text:s/>and he comes, and he stays, but he leaves the next day</text:p>
            <text:p text:style-name="Preformatted_20_Text"><text:s/>Bm9 G <text:s text:c="3"/>E9/G# <text:s text:c="9"/>Gmaj7 <text:s text:c="3"/>Bm</text:p>
            <text:p text:style-name="Preformatted_20_Text"><text:s/>so <text:s/>sad, sometimes she feels__so sad</text:p>
            <text:p text:style-name="Preformatted_20_Text"/>
            <text:p text:style-name="Preformatted_20_Text">____Verse: 3</text:p>
            <text:p text:style-name="Preformatted_20_Text"><text:s text:c="8"/>D <text:s text:c="26"/>F#7/C#</text:p>
            <text:p text:style-name="Preformatted_20_Text"><text:s/>As she posts another letter to the sound of five</text:p>
            <text:p text:style-name="Preformatted_20_Text"><text:s/>Bm <text:s text:c="30"/>Em</text:p>
            <text:p text:style-name="Preformatted_20_Text"><text:s/>people gather 'round her and she finds it hard to stay alive</text:p>
            <text:p text:style-name="Preformatted_20_Text"><text:s text:c="13"/>A7 <text:s text:c="4"/>D</text:p>
            <text:p text:style-name="Preformatted_20_Text"><text:s/>it's just another day</text:p>
            <text:p text:style-name="Preformatted_20_Text">G <text:s text:c="16"/>Em <text:s text:c="11"/>A7 <text:s text:c="4"/>D</text:p>
            <text:p text:style-name="Preformatted_20_Text"><text:s/>Du du du du du du, it's just another day</text:p>
            <text:p text:style-name="Preformatted_20_Text"><text:s text:c="10"/>B7 <text:s text:c="5"/>Em <text:s text:c="11"/>A7 <text:s text:c="4"/>D <text:s/>A7/C# <text:s/>Bm</text:p>
            <text:p text:style-name="Preformatted_20_Text"><text:s/>Du du du du du du, it's just another day</text:p>
            <text:p text:style-name="Preformatted_20_Text"/>
            <text:p text:style-name="Preformatted_20_Text">to Bridge:</text:p>
            <text:p text:style-name="Preformatted_20_Text"/>
            <text:p text:style-name="Preformatted_20_Text"><text:s text:c="23"/>E/G# <text:s text:c="11"/>Gmaj7 <text:s text:c="2"/>Bm</text:p>
            <text:p text:style-name="Preformatted_20_Text"><text:s/>till the man of her dreams comes to break the spell</text:p>
            <text:p text:style-name="Preformatted_20_Text"><text:s/>B <text:s text:c="4"/>Em7 <text:s text:c="18"/>A</text:p>
            <text:p text:style-name="Preformatted_20_Text"><text:s/>Ah____stay, don't stand her up</text:p>
            <text:p text:style-name="Preformatted_20_Text"><text:s text:c="8"/>Aaug5 <text:s text:c="8"/>A6 <text:s text:c="11"/>F#7 <text:s text:c="3"/>E6 <text:s/>F#7 <text:s/>Bm</text:p>
            <text:p text:style-name="Preformatted_20_Text"><text:s/>and he comes, and he stays, but he leaves the next day</text:p>
            <text:p text:style-name="Preformatted_20_Text"><text:s/>Bm9 G <text:s text:c="3"/>E9/G# <text:s text:c="9"/>Gmaj7 <text:s text:c="3"/>Bm</text:p>
            <text:p text:style-name="Preformatted_20_Text"><text:s/>so <text:s/>sad, sometimes she feels__so sad</text:p>
            <text:p text:style-name="Preformatted_20_Text"/>
            <text:p text:style-name="Preformatted_20_Text">____Verse: 1</text:p>
            <text:p text:style-name="Preformatted_20_Text"/>
            <text:p text:style-name="Preformatted_20_Text"/>
            <text:p text:style-name="Preformatted_20_Text">____Coda:</text:p>
            <text:p text:style-name="Preformatted_20_Text"/>
            <text:p text:style-name="Preformatted_20_Text">G <text:s text:c="16"/>Em <text:s text:c="11"/>A7 <text:s text:c="4"/>D</text:p>
            <text:p text:style-name="Preformatted_20_Text"><text:s/>Du du du du du du, it's just another day</text:p>
            <text:p text:style-name="Preformatted_20_Text"><text:s text:c="10"/>B7 <text:s text:c="5"/>Em <text:s text:c="11"/>A7 <text:s text:c="4"/>D <text:s/>C <text:s/>G <text:s/>D</text:p>
            <text:p text:style-name="P4"><text:s/>Du du du du du du, it's just another day________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MT1" style:family="text">
      <style:text-properties fo:background-color="#000000"/>
    </style:style>
    <style:page-layout style:name="Mpm1">
      <style:page-layout-properties fo:page-width="8.5in" fo:page-height="11in" style:num-format="1" style:print-orientation="portrait" fo:margin-top="0.2189in" fo:margin-bottom="0.1665in" fo:margin-left="0.2811in" fo:margin-right="0.2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4165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nother Day - McCartney</text:span> 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9:05:16.51</meta:creation-date>
    <dc:date>2013-09-05T20:34:02.04</dc:date>
    <meta:editing-duration>PT5M38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1" meta:paragraph-count="63" meta:word-count="350" meta:character-count="2374"/>
  </office:meta>
</office:document-meta>
</file>